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officeooo:rsid="00123658" officeooo:paragraph-rsid="00123658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586c0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b5cea8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569cd6" loext:opacity="100%" style:font-name="Consolas" fo:font-size="10.5pt" fo:font-weight="normal"/>
    </style:style>
    <style:style style:name="T13" style:family="text">
      <style:text-properties fo:color="#dcdcaa" loext:opacity="100%" style:font-name="Consolas" fo:font-size="10.5pt" fo:font-weight="normal"/>
    </style:style>
    <style:style style:name="T14" style:family="text">
      <style:text-properties fo:color="#c586c0" loext:opacity="100%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4ec9b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Pratico</text:p>
      <text:p text:style-name="P2"/>
      <text:p text:style-name="P2"># Variável de controle para saída do programa</text:p>
      <text:p text:style-name="P3"><text:span text:style-name="T1">saida</text:span> <text:span text:style-name="T2">=</text:span> <text:span text:style-name="T3">'6'</text:span></text:p>
      <text:p text:style-name="P4"/>
      <text:p text:style-name="P2"># Função de adição</text:p>
      <text:p text:style-name="P3"><text:span text:style-name="T4">def</text:span> <text:span text:style-name="T5">adicao</text:span>(<text:span text:style-name="T1">a</text:span>, <text:span text:style-name="T1">b</text:span>):</text:p>
      <text:p text:style-name="P5">    <text:span text:style-name="T6">return</text:span><text:span text:style-name="T7"> </text:span><text:span text:style-name="T8">a</text:span><text:span text:style-name="T7"> </text:span><text:span text:style-name="T9">+</text:span><text:span text:style-name="T7"> </text:span><text:span text:style-name="T8">b</text:span></text:p>
      <text:p text:style-name="P4"/>
      <text:p text:style-name="P2"># Função de subtração</text:p>
      <text:p text:style-name="P3"><text:span text:style-name="T4">def</text:span> <text:span text:style-name="T5">subtracao</text:span>(<text:span text:style-name="T1">a</text:span>, <text:span text:style-name="T1">b</text:span>):</text:p>
      <text:p text:style-name="P5">    <text:span text:style-name="T6">return</text:span><text:span text:style-name="T7"> </text:span><text:span text:style-name="T8">a</text:span><text:span text:style-name="T7"> </text:span><text:span text:style-name="T9">-</text:span><text:span text:style-name="T7"> </text:span><text:span text:style-name="T8">b</text:span></text:p>
      <text:p text:style-name="P4"/>
      <text:p text:style-name="P2"># Função de multiplicação</text:p>
      <text:p text:style-name="P3"><text:span text:style-name="T4">def</text:span> <text:span text:style-name="T5">multiplicacao</text:span>(<text:span text:style-name="T1">a</text:span>, <text:span text:style-name="T1">b</text:span>):</text:p>
      <text:p text:style-name="P5">    <text:span text:style-name="T6">return</text:span><text:span text:style-name="T7"> </text:span><text:span text:style-name="T8">a</text:span><text:span text:style-name="T7"> </text:span><text:span text:style-name="T9">*</text:span><text:span text:style-name="T7"> </text:span><text:span text:style-name="T8">b</text:span></text:p>
      <text:p text:style-name="P4"/>
      <text:p text:style-name="P2"># Função de divisão</text:p>
      <text:p text:style-name="P3"><text:span text:style-name="T4">def</text:span> <text:span text:style-name="T5">divisao</text:span>(<text:span text:style-name="T1">a</text:span>, <text:span text:style-name="T1">b</text:span>):</text:p>
      <text:p text:style-name="P5">    <text:span text:style-name="T6">if</text:span><text:span text:style-name="T7"> </text:span><text:span text:style-name="T8">b</text:span><text:span text:style-name="T7"> </text:span><text:span text:style-name="T9">==</text:span><text:span text:style-name="T7"> </text:span><text:span text:style-name="T10">0</text:span><text:span text:style-name="T7">:</text:span></text:p>
      <text:p text:style-name="P5">        <text:span text:style-name="T6">return</text:span><text:span text:style-name="T7"> </text:span><text:span text:style-name="T11">"Não foi possível realizar a divisão por 0"</text:span></text:p>
      <text:p text:style-name="P5">    <text:span text:style-name="T6">return</text:span><text:span text:style-name="T7"> </text:span><text:span text:style-name="T8">a</text:span><text:span text:style-name="T7"> </text:span><text:span text:style-name="T9">/</text:span><text:span text:style-name="T7"> </text:span><text:span text:style-name="T8">b</text:span></text:p>
      <text:p text:style-name="P4"/>
      <text:p text:style-name="P2"># Função principal da calculadora</text:p>
      <text:p text:style-name="P3"><text:span text:style-name="T4">def</text:span> <text:span text:style-name="T5">calculadora</text:span>(<text:span text:style-name="T1">num1</text:span>, <text:span text:style-name="T1">num2</text:span>, <text:span text:style-name="T1">operacao</text:span>):</text:p>
      <text:p text:style-name="P5">    <text:span text:style-name="T8">operacao</text:span><text:span text:style-name="T7"> </text:span><text:span text:style-name="T9">=</text:span><text:span text:style-name="T7"> </text:span><text:span text:style-name="T8">operacao</text:span><text:span text:style-name="T7">.lower()</text:span></text:p>
      <text:p text:style-name="P5">    <text:span text:style-name="T6">if</text:span><text:span text:style-name="T7"> </text:span><text:span text:style-name="T8">operacao</text:span><text:span text:style-name="T7"> </text:span><text:span text:style-name="T12">in</text:span><text:span text:style-name="T7"> [</text:span><text:span text:style-name="T11">'+'</text:span><text:span text:style-name="T7">, </text:span><text:span text:style-name="T11">'adicao'</text:span><text:span text:style-name="T7">]:</text:span></text:p>
      <text:p text:style-name="P5">        <text:span text:style-name="T8">resultado</text:span><text:span text:style-name="T7"> </text:span><text:span text:style-name="T9">=</text:span><text:span text:style-name="T7"> </text:span><text:span text:style-name="T13">adicao</text:span><text:span text:style-name="T7">(</text:span><text:span text:style-name="T8">num1</text:span><text:span text:style-name="T7">, </text:span><text:span text:style-name="T8">num2</text:span><text:span text:style-name="T7">)</text:span></text:p>
      <text:p text:style-name="P5">    <text:span text:style-name="T6">elif</text:span><text:span text:style-name="T7"> </text:span><text:span text:style-name="T8">operacao</text:span><text:span text:style-name="T7"> </text:span><text:span text:style-name="T12">in</text:span><text:span text:style-name="T7"> [</text:span><text:span text:style-name="T11">'-'</text:span><text:span text:style-name="T7">, </text:span><text:span text:style-name="T11">'subtracao'</text:span><text:span text:style-name="T7">]:</text:span></text:p>
      <text:p text:style-name="P5">        <text:span text:style-name="T8">resultado</text:span><text:span text:style-name="T7"> </text:span><text:span text:style-name="T9">=</text:span><text:span text:style-name="T7"> </text:span><text:span text:style-name="T13">subtracao</text:span><text:span text:style-name="T7">(</text:span><text:span text:style-name="T8">num1</text:span><text:span text:style-name="T7">, </text:span><text:span text:style-name="T8">num2</text:span><text:span text:style-name="T7">)</text:span></text:p>
      <text:p text:style-name="P5">    <text:span text:style-name="T6">elif</text:span><text:span text:style-name="T7"> </text:span><text:span text:style-name="T8">operacao</text:span><text:span text:style-name="T7"> </text:span><text:span text:style-name="T12">in</text:span><text:span text:style-name="T7"> [</text:span><text:span text:style-name="T11">'*'</text:span><text:span text:style-name="T7">, </text:span><text:span text:style-name="T11">'multiplicacao'</text:span><text:span text:style-name="T7">]:</text:span></text:p>
      <text:p text:style-name="P5">        <text:span text:style-name="T8">resultado</text:span><text:span text:style-name="T7"> </text:span><text:span text:style-name="T9">=</text:span><text:span text:style-name="T7"> </text:span><text:span text:style-name="T13">multiplicacao</text:span><text:span text:style-name="T7">(</text:span><text:span text:style-name="T8">num1</text:span><text:span text:style-name="T7">, </text:span><text:span text:style-name="T8">num2</text:span><text:span text:style-name="T7">)</text:span></text:p>
      <text:p text:style-name="P5">    <text:span text:style-name="T6">elif</text:span><text:span text:style-name="T7"> </text:span><text:span text:style-name="T8">operacao</text:span><text:span text:style-name="T7"> </text:span><text:span text:style-name="T12">in</text:span><text:span text:style-name="T7"> [</text:span><text:span text:style-name="T11">'/'</text:span><text:span text:style-name="T7">, </text:span><text:span text:style-name="T11">'divisao'</text:span><text:span text:style-name="T7">]:</text:span></text:p>
      <text:p text:style-name="P5">        <text:span text:style-name="T8">resultado</text:span><text:span text:style-name="T7"> </text:span><text:span text:style-name="T9">=</text:span><text:span text:style-name="T7"> </text:span><text:span text:style-name="T13">divisao</text:span><text:span text:style-name="T7">(</text:span><text:span text:style-name="T8">num1</text:span><text:span text:style-name="T7">, </text:span><text:span text:style-name="T8">num2</text:span><text:span text:style-name="T7">)</text:span></text:p>
      <text:p text:style-name="P5">    <text:span text:style-name="T6">else</text:span><text:span text:style-name="T7">:</text:span></text:p>
      <text:p text:style-name="P5">        <text:span text:style-name="T8">resultado</text:span><text:span text:style-name="T7"> </text:span><text:span text:style-name="T9">=</text:span><text:span text:style-name="T7"> </text:span><text:span text:style-name="T11">"Operação inválida. Tente novamente."</text:span></text:p>
      <text:p text:style-name="P5">    <text:span text:style-name="T6">return</text:span><text:span text:style-name="T7"> </text:span><text:span text:style-name="T8">resultado</text:span></text:p>
      <text:p text:style-name="P4"/>
      <text:p text:style-name="P2"># Laço principal do programa</text:p>
      <text:p text:style-name="P3"><text:span text:style-name="T14">while</text:span> <text:span text:style-name="T1">saida</text:span>.<text:span text:style-name="T5">lower</text:span>() <text:span text:style-name="T2">!=</text:span> <text:span text:style-name="T3">'n'</text:span>:</text:p>
      <text:p text:style-name="P5">    <text:span text:style-name="T6">try</text:span><text:span text:style-name="T7">:</text:span></text:p>
      <text:p text:style-name="P5">        <text:span text:style-name="T15"># Solicita os valores e a operação do usuário</text:span></text:p>
      <text:p text:style-name="P5">        <text:span text:style-name="T8">num1</text:span><text:span text:style-name="T7"> </text:span><text:span text:style-name="T9">=</text:span><text:span text:style-name="T7"> </text:span><text:span text:style-name="T16">float</text:span><text:span text:style-name="T7">(</text:span><text:span text:style-name="T13">input</text:span><text:span text:style-name="T7">(</text:span><text:span text:style-name="T11">"Digite o primeiro número: "</text:span><text:span text:style-name="T7">))</text:span></text:p>
      <text:p text:style-name="P5">        <text:span text:style-name="T8">num2</text:span><text:span text:style-name="T7"> </text:span><text:span text:style-name="T9">=</text:span><text:span text:style-name="T7"> </text:span><text:span text:style-name="T16">float</text:span><text:span text:style-name="T7">(</text:span><text:span text:style-name="T13">input</text:span><text:span text:style-name="T7">(</text:span><text:span text:style-name="T11">"Digite o segundo número: "</text:span><text:span text:style-name="T7">))</text:span></text:p>
      <text:p text:style-name="P5">        <text:span text:style-name="T8">operacao</text:span><text:span text:style-name="T7"> </text:span><text:span text:style-name="T9">=</text:span><text:span text:style-name="T7"> </text:span><text:span text:style-name="T13">input</text:span><text:span text:style-name="T7">(</text:span><text:span text:style-name="T11">"Digite a operação desejada (+, -, *, / ou o nome da operação): "</text:span><text:span text:style-name="T7">)</text:span></text:p>
      <text:p text:style-name="P4"/>
      <text:p text:style-name="P5">        <text:span text:style-name="T15"># Chamada à função calculadora</text:span></text:p>
      <text:p text:style-name="P5">        <text:span text:style-name="T8">resultado</text:span><text:span text:style-name="T7"> </text:span><text:span text:style-name="T9">=</text:span><text:span text:style-name="T7"> </text:span><text:span text:style-name="T13">calculadora</text:span><text:span text:style-name="T7">(</text:span><text:span text:style-name="T8">num1</text:span><text:span text:style-name="T7">, </text:span><text:span text:style-name="T8">num2</text:span><text:span text:style-name="T7">, </text:span><text:span text:style-name="T8">operacao</text:span><text:span text:style-name="T7">)</text:span></text:p>
      <text:p text:style-name="P4"/>
      <text:p text:style-name="P5">        <text:span text:style-name="T15"># Exibe o resultado</text:span></text:p>
      <text:p text:style-name="P5"><text:soft-page-break/>        <text:span text:style-name="T13">print</text:span><text:span text:style-name="T7">(</text:span><text:span text:style-name="T12">f</text:span><text:span text:style-name="T11">"Resultado da operação: </text:span><text:span text:style-name="T12">{</text:span><text:span text:style-name="T8">resultado</text:span><text:span text:style-name="T12">}</text:span><text:span text:style-name="T11">"</text:span><text:span text:style-name="T7">)</text:span></text:p>
      <text:p text:style-name="P4"/>
      <text:p text:style-name="P5">        <text:span text:style-name="T15"># Pergunta se o usuário deseja continuar</text:span></text:p>
      <text:p text:style-name="P5">        <text:span text:style-name="T8">saida</text:span><text:span text:style-name="T7"> </text:span><text:span text:style-name="T9">=</text:span><text:span text:style-name="T7"> </text:span><text:span text:style-name="T13">input</text:span><text:span text:style-name="T7">(</text:span><text:span text:style-name="T11">"Deseja continuar? (S/N): "</text:span><text:span text:style-name="T7">)</text:span></text:p>
      <text:p text:style-name="P5">    <text:span text:style-name="T6">except</text:span><text:span text:style-name="T7"> </text:span><text:span text:style-name="T16">ValueError</text:span><text:span text:style-name="T7">:</text:span></text:p>
      <text:p text:style-name="P5">        <text:span text:style-name="T13">print</text:span><text:span text:style-name="T7">(</text:span><text:span text:style-name="T11">"Entrada inválida. Por favor, digite números válidos."</text:span><text:span text:style-name="T7">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7:45:35.340000000</meta:creation-date>
    <dc:date>2024-11-22T07:46:02.888000000</dc:date>
    <meta:editing-duration>PT27S</meta:editing-duration>
    <meta:editing-cycles>1</meta:editing-cycles>
    <meta:document-statistic meta:table-count="0" meta:image-count="0" meta:object-count="0" meta:page-count="2" meta:paragraph-count="46" meta:word-count="216" meta:character-count="1557" meta:non-whitespace-character-count="1195"/>
    <meta:generator>LibreOffice/24.8.3.2$Windows_X86_64 LibreOffice_project/48a6bac9e7e268aeb4c3483fcf825c94556d9f92</meta:generator>
  </office:meta>
</office:document-meta>
</file>